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7" office:value-type="string" office:string-value="Forwarding Instructions. Details">
            <text:p>Forwarding Instructions. Details</text:p>
          </table:table-cell>
          <table:table-cell table:style-name="ce7" office:value-type="string" office:string-value=""/>
          <table:table-cell table:style-name="ce7" office:value-type="string" office:string-value="Forwarding Instructions">
            <text:p>Forwarding Instruction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table:table-cell table:style-name="ce7"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Forwarding Instructions. UBL Version Identifier. Identifier">
            <text:p>Forwarding Instructions. UBL Version Identifier.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Forwarding Instructions. Customization Identifier. Identifier">
            <text:p>Forwarding Instructions. Customization Identifier.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Forwarding Instructions. Profile Identifier. Identifier">
            <text:p>Forwarding Instructions. Profile Identifier.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Forwarding Instructions. Profile Execution Identifier. Identifier">
            <text:p>Forwarding Instructions. Profile Execution Identifier.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Forwarding Instructions. Identifier">
            <text:p>Forwarding Instructions.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8" office:string-value="Forwarding Instructions. Carrier Assigned_ Identifier. Identifier">
            <text:p>Forwarding Instructions. Carrier Assigned_ Identifier. Identifier</text:p>
          </table:table-cell>
          <table:table-cell table:style-name="ce8" office:value-type="string" office:string-value=""/>
          <table:table-cell office:value-type="string" table:style-name="ce8" office:string-value="Forwarding Instructions">
            <text:p>Forwarding Instructions</text:p>
          </table:table-cell>
          <table:table-cell office:value-type="string" table:style-name="ce8" office:string-value="Carrier Assigned">
            <text:p>Carrier Assigned</text:p>
          </table:table-cell>
          <table:table-cell table:style-name="ce8" office:value-type="string" office:string-value=""/>
          <table:table-cell office:value-type="string" table:style-name="ce8" office:string-value="Identifier">
            <text:p>Identifier</text:p>
          </table:table-cell>
          <table:table-cell office:value-type="string" table:style-name="ce3" table:formula="of:=IF([.F8]&lt;&gt;&quot;&quot;;CONCATENATE([.F8];&quot; &quot;;[.G8]);[.G8])"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Forwarding Instructions. UUID. Identifier">
            <text:p>Forwarding Instructions. UUID.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Forwarding Instructions. Issue Date. Date">
            <text:p>Forwarding Instructions. Issue Date. Date</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185">
            <text:p>2185</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Forwarding Instructions. Issue Time. Time">
            <text:p>Forwarding Instructions. Issue Time. Time</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185">
            <text:p>2185</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8" office:string-value="Forwarding Instructions. Name">
            <text:p>Forwarding Instructions. Name</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2]&lt;&gt;&quot;&quot;;CONCATENATE([.F12];&quot; &quot;;[.G12]);[.G12])"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2]&lt;&gt;&quot;&quot;;CONCATENATE([.J12];&quot;_ &quot;;[.I12];&quot;. Type&quot;);CONCATENATE([.I12];&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Forwarding Instructions. Description. Text">
            <text:p>Forwarding Instructions. Description. Text</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Forwarding Instructions. Note. Text">
            <text:p>Forwarding Instructions. Note. Text</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8" office:string-value="Forwarding Instructions. Document Status Code. Code">
            <text:p>Forwarding Instructions. Document Status Code. Code</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Document Status">
            <text:p>Document Status</text:p>
          </table:table-cell>
          <table:table-cell office:value-type="string" table:style-name="ce8" office:string-value="Code">
            <text:p>Code</text:p>
          </table:table-cell>
          <table:table-cell office:value-type="string" table:style-name="ce3" table:formula="of:=IF([.F15]&lt;&gt;&quot;&quot;;CONCATENATE([.F15];&quot; &quot;;[.G15]);[.G15])" office:string-value="Document Status Code">
            <text:p>Document Status Code</text:p>
          </table:table-cell>
          <table:table-cell office:value-type="string" table:style-name="ce8" office:string-value="Code">
            <text:p>Code</text:p>
          </table:table-cell>
          <table:table-cell office:value-type="string" table:style-name="ce8" office:string-value="Document Status">
            <text:p>Document Status</text:p>
          </table:table-cell>
          <table:table-cell office:value-type="string" table:style-name="ce3" table:formula="of:=IF([.J15]&lt;&gt;&quot;&quot;;CONCATENATE([.J15];&quot;_ &quot;;[.I15];&quot;. Type&quot;);CONCATENATE([.I15];&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8" office:string-value="Forwarding Instructions. Shipping Order Identifier. Identifier">
            <text:p>Forwarding Instructions. Shipping Order Identifier. Identifier</text:p>
          </table:table-cell>
          <table:table-cell table:style-name="ce8" office:value-type="string" office:string-value=""/>
          <table:table-cell office:value-type="string" table:style-name="ce8" office:string-value="Forwarding Instructions">
            <text:p>Forwarding Instructions</text:p>
          </table:table-cell>
          <table:table-cell table:style-name="ce8" office:value-type="string" office:string-value=""/>
          <table:table-cell office:value-type="string" table:style-name="ce8" office:string-value="Shipping Order">
            <text:p>Shipping Order</text:p>
          </table:table-cell>
          <table:table-cell office:value-type="string" table:style-name="ce8" office:string-value="Identifier">
            <text:p>Identifier</text:p>
          </table:table-cell>
          <table:table-cell office:value-type="string" table:style-name="ce3" table:formula="of:=IF([.F16]&lt;&gt;&quot;&quot;;CONCATENATE([.F16];&quot; &quot;;[.G16]);[.G16])" office:string-value="Shipping Order Identifier">
            <text:p>Shipping Or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Reference number to identify a Shipping Order.">
            <text:p>Reference number to identify a Shipping Order.</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8" office:string-value="Forwarding Instructions. To Order_ Indicator. Indicator">
            <text:p>Forwarding Instructions. To Order_ Indicator. Indicator</text:p>
          </table:table-cell>
          <table:table-cell table:style-name="ce8" office:value-type="string" office:string-value=""/>
          <table:table-cell office:value-type="string" table:style-name="ce8" office:string-value="Forwarding Instructions">
            <text:p>Forwarding Instructions</text:p>
          </table:table-cell>
          <table:table-cell office:value-type="string" table:style-name="ce8" office:string-value="To Order">
            <text:p>To Order</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7]&lt;&gt;&quot;&quot;;CONCATENATE([.F17];&quot; &quot;;[.G17]);[.G17])"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7]&lt;&gt;&quot;&quot;;CONCATENATE([.J17];&quot;_ &quot;;[.I17];&quot;. Type&quot;);CONCATENATE([.I17];&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e transport document is consigned to order.">
            <text:p>Indicates whether the transport document is consigned to or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8" office:string-value="Forwarding Instructions. Ad Valorem_ Indicator. Indicator">
            <text:p>Forwarding Instructions. Ad Valorem_ Indicator. Indicator</text:p>
          </table:table-cell>
          <table:table-cell table:style-name="ce8" office:value-type="string" office:string-value=""/>
          <table:table-cell office:value-type="string" table:style-name="ce8" office:string-value="Forwarding Instructions">
            <text:p>Forwarding Instructions</text:p>
          </table:table-cell>
          <table:table-cell office:value-type="string" table:style-name="ce8" office:string-value="Ad Valorem">
            <text:p>Ad Valorem</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8]&lt;&gt;&quot;&quot;;CONCATENATE([.F18];&quot; &quot;;[.G18]);[.G1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8]&lt;&gt;&quot;&quot;;CONCATENATE([.J18];&quot;_ &quot;;[.I18];&quot;. Type&quot;);CONCATENATE([.I1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8" office:string-value="Forwarding Instructions. Declared Carriage_ Value. Amount">
            <text:p>Forwarding Instructions. Declared Carriage_ Value. Amount</text:p>
          </table:table-cell>
          <table:table-cell table:style-name="ce8" office:value-type="string" office:string-value=""/>
          <table:table-cell office:value-type="string" table:style-name="ce8" office:string-value="Forwarding Instructions">
            <text:p>Forwarding Instructions</text:p>
          </table:table-cell>
          <table:table-cell office:value-type="string" table:style-name="ce8" office:string-value="Declared Carriage">
            <text:p>Declared Carriage</text:p>
          </table:table-cell>
          <table:table-cell table:style-name="ce8" office:value-type="string" office:string-value=""/>
          <table:table-cell office:value-type="string" table:style-name="ce8" office:string-value="Value">
            <text:p>Value</text:p>
          </table:table-cell>
          <table:table-cell office:value-type="string" table:style-name="ce3" table:formula="of:=IF([.F19]&lt;&gt;&quot;&quot;;CONCATENATE([.F19];&quot; &quot;;[.G19]);[.G19])" office:string-value="Value">
            <text:p>Value</text:p>
          </table:table-cell>
          <table:table-cell office:value-type="string" table:style-name="ce8" office:string-value="Amount">
            <text:p>Amount</text:p>
          </table:table-cell>
          <table:table-cell table:style-name="ce8" office:value-type="string" office:string-value=""/>
          <table:table-cell office:value-type="string" table:style-name="ce3" table:formula="of:=IF([.J19]&lt;&gt;&quot;&quot;;CONCATENATE([.J19];&quot;_ &quot;;[.I19];&quot;. Type&quot;);CONCATENATE([.I19];&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8" office:value-type="string" office:string-value=""/>
          <table:table-cell table:style-name="ce8" office:value-type="string" office:string-value="5036">
            <text:p>5036</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8" office:string-value="Forwarding Instructions. Other_ Instruction. Text">
            <text:p>Forwarding Instructions. Other_ Instruction. Text</text:p>
          </table:table-cell>
          <table:table-cell table:style-name="ce8" office:value-type="string" office:string-value=""/>
          <table:table-cell office:value-type="string" table:style-name="ce8" office:string-value="Forwarding Instructions">
            <text:p>Forwarding Instructions</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20]&lt;&gt;&quot;&quot;;CONCATENATE([.F20];&quot; &quot;;[.G20]);[.G20])"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20]&lt;&gt;&quot;&quot;;CONCATENATE([.J20];&quot;_ &quot;;[.I20];&quot;. Type&quot;);CONCATENATE([.I20];&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8" office:value-type="string" office:string-value=""/>
          <table:table-cell table:style-name="ce8" office:value-type="string" office:string-value="4244">
            <text:p>4244</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9" office:value-type="string" office:string-value="Forwarding Instructions. Consignor_ Party. Party">
            <text:p>Forwarding Instructions. Consignor_ Party. Party</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Consignor">
            <text:p>Consigno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ignor (WCO ID 71 and 72)">
            <text:p>Consignor (WCO ID 71 and 72)</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9" office:value-type="string" office:string-value="Forwarding Instructions. Carrier_ Party. Party">
            <text:p>Forwarding Instructions. Carrier_ Party. Party</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Carrier">
            <text:p>Carri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Transport Company, Shipping Line, NVOCC, Airline, Haulier, Courier, Carrier (WCO ID 49 and 50)">
            <text:p>Transport Company, Shipping Line, NVOCC, Airline, <text:s/>Haulier, Courier, Carrier (WCO ID 49 and 50)</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providing the transport of goods between named points.">
            <text:p>The party providing the transport of goods between named poi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9" office:value-type="string" office:string-value="Forwarding Instructions. Freight Forwarder_ Party. Party">
            <text:p>Forwarding Instructions. Freight Forwarder_ Party. Party</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Freight Forwarder">
            <text:p>Freight Forward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olidator (WCO ID 192 AND 193)">
            <text:p>Consolidator (WCO ID 192 AND 193)</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9" office:value-type="string" office:string-value="Forwarding Instructions. Shipment">
            <text:p>Forwarding Instructions. Shipment</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9" office:value-type="string" office:string-value="Forwarding Instructions. Document Reference">
            <text:p>Forwarding Instructions. Document Reference</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9" office:value-type="string" office:string-value="Forwarding Instructions. Exchange Rate">
            <text:p>Forwarding Instructions. Exchange Rate</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Information about the rate of exchange (conversion) between two currencies.">
            <text:p>Information about the rate of exchange (conversion) between two currenci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9" office:value-type="string" office:string-value="Forwarding Instructions. Signature">
            <text:p>Forwarding Instructions. Signature</text:p>
          </table:table-cell>
          <table:table-cell table:style-name="ce9" office:value-type="string" office:string-value=""/>
          <table:table-cell table:style-name="ce9" office:value-type="string" office:string-value="Forwarding Instructions">
            <text:p>Forwarding Instructio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7]"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